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</text:p>
      <text:p text:style-name="Standard">asd</text:p>
      <text:p text:style-name="Standard">asd</text:p>
      <text:p text:style-name="Standard">a</text:p>
      <text:p text:style-name="Standard">sd</text:p>
      <text:p text:style-name="Standard">asd</text:p>
      <text:p text:style-name="Standard">as</text:p>
      <text:p text:style-name="Standard">da</text:p>
      <text:p text:style-name="Standard">d</text:p>
      <text:p text:style-name="Standard">as</text:p>
      <text:p text:style-name="Standard">d</text:p>
      <text:p text:style-name="Standard">as</text:p>
      <text:p text:style-name="Standard">ad</text:p>
      <text:p text:style-name="Standard">as</text:p>
      <text:p text:style-name="Standard">da</text:p>
      <text:p text:style-name="Standard">sd</text:p>
      <text:p text:style-name="Standard">ad</text:p>
      <text:p text:style-name="Standard">as</text:p>
      <text:p text:style-name="Standard">dasaaaaaa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ín </meta:initial-creator>
    <meta:creation-date>2013-10-05T18:15:14</meta:creation-date>
    <dc:date>2013-10-05T18:16:07</dc:date>
    <dc:creator>Martín </dc:creator>
    <meta:editing-duration>P0D</meta:editing-duration>
    <meta:editing-cycles>1</meta:editing-cycles>
    <meta:document-statistic meta:table-count="0" meta:image-count="0" meta:object-count="0" meta:page-count="1" meta:paragraph-count="19" meta:word-count="19" meta:character-count="46" meta:non-whitespace-character-count="46"/>
    <meta:generator>LibreOffice/3.5$Linux_x86 LibreOffice_project/350m1$Build-2</meta:generator>
  </office:meta>
</office:document-meta>
</file>